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number-columns-repeated="5" table:default-cell-style-name="ce1"/>
        <table:table-row table:style-name="ro1">
          <table:table-cell/>
          <table:table-cell table:style-name="Default" office:value-type="string" calcext:value-type="string">
            <text:p>BIOS maquette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matériel</text:p>
          </table:table-cell>
          <table:table-cell office:value-type="string" calcext:value-type="string">
            <text:p>lien</text:p>
          </table:table-cell>
          <table:table-cell office:value-type="string" calcext:value-type="string">
            <text:p>prix unitaire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Relais 2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lais 12V</text:p>
          </table:table-cell>
          <table:table-cell office:value-type="string" calcext:value-type="string">
            <text:p><text:a xlink:href="https://www.amazon.fr/Module-Walfront-Déclenchement-Indicateur-Traction/dp/B07JZN7GGR/ref=sr_1_3_sspa?__mk_fr_FR=ÅMÅŽÕÑ&amp;keywords=relais+carte+12V&amp;qid=1583401883&amp;sr=8-3-spons&amp;psc=1&amp;spLa=ZW5jcnlwdGVkUXVhbGlmaWVyPUEyT0w5SkRMRVdWV1BOJmVuY3J5cHRlZElkPUEwMzg0MDQ5MzlSSExaOEhTRkpMVCZlbmNyeXB0ZWRBZElkPUEwMjg2MjIyM043TklaUUg2UDhFVCZ3aWRnZXROYW1lPXNwX2F0ZiZhY3Rpb249Y2xpY2tSZWRpcmVjdCZkb05vdExvZ0NsaWNrPXRydWU=" xlink:type="simple">relais12V</text:a></text:p>
          </table:table-cell>
          <table:table-cell office:value-type="float" office:value="15.06" calcext:value-type="float">
            <text:p>15,06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1:03:45.919599713</meta:creation-date>
    <dc:date>2020-03-05T11:09:47.676135282</dc:date>
    <meta:editing-duration>PT6M2S</meta:editing-duration>
    <meta:editing-cycles>1</meta:editing-cycles>
    <meta:document-statistic meta:table-count="1" meta:cell-count="11" meta:object-count="0"/>
    <meta:generator>LibreOffice/6.0.7.3$Linux_X86_64 LibreOffice_project/00m0$Build-3</meta:generator>
  </office:meta>
</office:document-meta>
</file>